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F0000044F6168D8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P3" style:family="paragraph" style:parent-style-name="Header">
      <style:paragraph-properties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P5" style:family="paragraph" style:parent-style-name="Text_20_body">
      <style:text-properties fo:language="cs" fo:country="CZ"/>
    </style:style>
    <style:style style:name="P6" style:family="paragraph" style:parent-style-name="Text_20_body">
      <style:paragraph-properties fo:text-align="center" style:justify-single-word="false"/>
      <style:text-properties fo:font-size="18pt" fo:language="cs" fo:country="CZ" fo:font-weight="bold" officeooo:rsid="00337e72" officeooo:paragraph-rsid="00337e72" style:font-size-asian="15.75pt" style:font-weight-asian="bold" style:font-size-complex="18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8pt" fo:language="cs" fo:country="CZ" fo:font-weight="normal" officeooo:rsid="00337e72" officeooo:paragraph-rsid="00337e72" style:font-size-asian="15.75pt" style:font-weight-asian="normal" style:font-size-complex="1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4pt" fo:language="cs" fo:country="CZ" style:text-underline-style="none" fo:font-weight="normal" officeooo:rsid="00337e72" officeooo:paragraph-rsid="00337e72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4pt" fo:language="cs" fo:country="CZ" style:text-underline-style="none" fo:font-weight="normal" officeooo:rsid="0034a242" officeooo:paragraph-rsid="0034a242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ize="14pt" fo:language="cs" fo:country="CZ" style:text-underline-style="none" fo:font-weight="normal" officeooo:rsid="0034a242" officeooo:paragraph-rsid="0034a242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Source Code Pro" fo:font-size="14pt" fo:language="cs" fo:country="CZ" style:text-underline-style="none" fo:font-weight="normal" officeooo:rsid="0034a242" officeooo:paragraph-rsid="0034a242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ize="14pt" fo:language="cs" fo:country="CZ" style:text-underline-style="none" fo:font-weight="normal" officeooo:rsid="0034a242" officeooo:paragraph-rsid="0034a242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ize="14pt" fo:language="cs" fo:country="CZ" style:text-underline-style="none" fo:font-weight="normal" officeooo:rsid="0034a242" officeooo:paragraph-rsid="0034a242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14pt" fo:language="cs" fo:country="CZ" style:text-underline-style="none" fo:font-weight="normal" officeooo:rsid="00337e72" officeooo:paragraph-rsid="00337e72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fo:font-size="18pt" fo:language="cs" fo:country="CZ" fo:font-weight="normal" officeooo:rsid="00337e72" officeooo:paragraph-rsid="00337e72" style:font-size-asian="15.75pt" style:font-weight-asian="normal" style:font-size-complex="18pt" style:font-weight-complex="normal"/>
    </style:style>
    <style:style style:name="T1" style:family="text">
      <style:text-properties officeooo:rsid="0023a96f"/>
    </style:style>
    <style:style style:name="T2" style:family="text">
      <style:text-properties officeooo:rsid="0024a5af"/>
    </style:style>
    <style:style style:name="T3" style:family="text">
      <style:text-properties style:font-name="Source Code Pro"/>
    </style:style>
    <style:style style:name="T4" style:family="text">
      <style:text-properties style:font-name="Source Code Pro" officeooo:rsid="0031bb59"/>
    </style:style>
    <style:style style:name="T5" style:family="text">
      <style:text-properties style:font-name="Source Code Pro" fo:font-size="25pt" style:text-underline-style="solid" style:text-underline-width="auto" style:text-underline-color="font-color" style:font-size-asian="25pt" style:font-size-complex="25pt"/>
    </style:style>
    <style:style style:name="T6" style:family="text">
      <style:text-properties style:font-name="Source Code Pro" officeooo:rsid="0034a242"/>
    </style:style>
    <style:style style:name="T7" style:family="text">
      <style:text-properties style:font-name="Source Code Pro" fo:font-weight="bold" style:font-weight-asian="bold" style:font-weight-complex="bold"/>
    </style:style>
    <style:style style:name="T8" style:family="text">
      <style:text-properties style:font-name="Source Code Pro" fo:font-weight="bold" officeooo:rsid="0034a242" style:font-weight-asian="bold" style:font-weight-complex="bold"/>
    </style:style>
    <style:style style:name="T9" style:family="text">
      <style:text-properties style:font-name="Source Code Pro" fo:font-weight="bold" officeooo:rsid="003678f2" style:font-weight-asian="bold" style:font-weight-complex="bold"/>
    </style:style>
    <style:style style:name="T10" style:family="text">
      <style:text-properties style:font-name="Source Code Pro" fo:font-weight="bold" officeooo:rsid="0037a166" style:font-weight-asian="bold" style:font-weight-complex="bold"/>
    </style:style>
    <style:style style:name="T11" style:family="text">
      <style:text-properties style:font-name="Source Code Pro" fo:font-weight="bold" officeooo:rsid="0037cd9e" style:font-weight-asian="bold" style:font-weight-complex="bold"/>
    </style:style>
    <style:style style:name="T12" style:family="text">
      <style:text-properties style:font-name="Source Code Pro" officeooo:rsid="0035efa0"/>
    </style:style>
    <style:style style:name="T13" style:family="text">
      <style:text-properties style:font-name="Source Code Pro" officeooo:rsid="003678f2"/>
    </style:style>
    <style:style style:name="T14" style:family="text">
      <style:text-properties style:font-name="Source Code Pro" officeooo:rsid="0037a166"/>
    </style:style>
    <style:style style:name="T15" style:family="text">
      <style:text-properties style:font-name="Source Code Pro" officeooo:rsid="0037cd9e"/>
    </style:style>
    <style:style style:name="T16" style:family="text">
      <style:text-properties officeooo:rsid="0037cd9e"/>
    </style:style>
    <style:style style:name="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/></text:p>
      <text:p text:style-name="P7"><text:span text:style-name="T4">D</text:span><text:span text:style-name="T3">orazili jste k výstavce příměšťáku</text:span></text:p>
      <text:p text:style-name="P7"><text:span text:style-name="T3"/></text:p>
      <text:p text:style-name="P6"><text:span text:style-name="T3"><text:s/></text:span><text:span text:style-name="T5">Informatika trochu jinak</text:span></text:p>
      <text:p text:style-name="P6"><text:span text:style-name="T5"/></text:p>
      <text:p text:style-name="P8"><text:span text:style-name="T3"><text:tab/>Tyhle zařízení se jmenuj</text:span><text:span text:style-name="T6">i</text:span><text:span text:style-name="T3"> </text:span><text:span text:style-name="T7">Micro:bit</text:span><text:span text:style-name="T8">y</text:span><text:span text:style-name="T3">, j</text:span><text:span text:style-name="T6">sou</text:span><text:span text:style-name="T3"> to </text:span><text:span text:style-name="T7">jednoduch</text:span><text:span text:style-name="T8">é</text:span><text:span text:style-name="T7"> počítač</text:span><text:span text:style-name="T8">e</text:span><text:span text:style-name="T7"> </text:span><text:span text:style-name="T3">ke kter</text:span><text:span text:style-name="T6">ým</text:span><text:span text:style-name="T3"> jsou připojené </text:span><text:span text:style-name="T7">led diody</text:span><text:span text:style-name="T3">, </text:span><text:span text:style-name="T7">reproduktor</text:span><text:span text:style-name="T8">y</text:span><text:span text:style-name="T3"> či </text:span><text:span text:style-name="T7">tlačítka</text:span><text:span text:style-name="T3">. Ve čtvrtek jsme se naučili jak Micro:bit</text:span><text:span text:style-name="T6">y</text:span><text:span text:style-name="T3"> ovládat.</text:span></text:p>
      <text:p text:style-name="P8"><text:span text:style-name="T3"><text:tab/>Připravili jsme pro vás </text:span><text:span text:style-name="T7">tajenku</text:span><text:span text:style-name="T3">, na každém Micro:bitu (je jich </text:span><text:span text:style-name="T13">5 s tajenkou</text:span><text:span text:style-name="T3">) se po chvíli po zmáčknutí </text:span><text:span text:style-name="T9">tlačítka A</text:span><text:span text:style-name="T13"> </text:span><text:span text:style-name="T3">zobrazí </text:span><text:span text:style-name="T7">písmeno</text:span><text:span text:style-name="T3"> nebo </text:span><text:span text:style-name="T7">znak, </text:span><text:span text:style-name="T14">písmena jsou 4 a znak je jen jeden. Zkuste </text:span><text:span text:style-name="T10">složit</text:span><text:span text:style-name="T14"> </text:span><text:span text:style-name="T10">slovo tajenky</text:span><text:span text:style-name="T14">. Taky nezapom</text:span><text:span text:style-name="T15">eňte okouknout </text:span><text:span text:style-name="T11">originální animace </text:span><text:span text:style-name="T15">nebo zkuste zmáčknout </text:span><text:span text:style-name="T11">tlačítko B</text:span><text:span text:style-name="T15">. </text:span><text:span text:style-name="T14"><text:s/></text:span></text:p>
      <text:p text:style-name="P11"><text:tab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10"><text:span text:style-name="T3"/></text:p>
      <text:p text:style-name="P10"><text:span text:style-name="T3">Zdraví vedoucí </text:span><text:span text:style-name="T12">Askold </text:span><text:span text:style-name="T15">i s Míšou, Martinem, Jardou, Danem a velkým Míšou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8.5cm"/>
    </style:style>
    <style:style style:name="Table1.1" style:family="table-row">
      <style:table-row-properties style:min-row-height="2.097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M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MP3" style:family="paragraph" style:parent-style-name="Header">
      <style:paragraph-properties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M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MT1" style:family="text">
      <style:text-properties officeooo:rsid="0023a96f"/>
    </style:style>
    <style:style style:name="MT2" style:family="text">
      <style:text-properties officeooo:rsid="0037cd9e"/>
    </style:style>
    <style:style style:name="MT3" style:family="text">
      <style:text-properties officeooo:rsid="0024a5af"/>
    </style:style>
    <style:style style:name="M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1"><draw:frame draw:style-name="Mfr1" draw:name="Image1" text:anchor-type="char" svg:x="-0.155cm" svg:y="-0.695cm" svg:width="2.353cm" svg:height="2.388cm" draw:z-index="0"><draw:image xlink:href="Pictures/100000010000043F0000044F6168D845.png" xlink:type="simple" xlink:show="embed" xlink:actuate="onLoad" draw:mime-type="image/png"/></draw:frame><text:s text:c="9"/>Léto teenagerů 2024</text:p>
              <text:p text:style-name="MP1"><text:s text:c="9"/><text:span text:style-name="MT1">(</text:span><text:span text:style-name="MT2">15</text:span><text:span text:style-name="MT1">. až 1</text:span><text:span text:style-name="MT2">9</text:span><text:span text:style-name="MT1">. </text:span><text:span text:style-name="MT3">července</text:span><text:span text:style-name="MT1">)</text:span></text:p>
            </table:table-cell>
            <table:table-cell table:style-name="Table1.A1" office:value-type="string">
              <text:p text:style-name="MP2">Informatika trochu jinak</text:p>
            </table:table-cell>
          </table:table-row>
        </table:table>
        <text:p text:style-name="MP3"/>
      </style:header>
      <style:footer>
        <text:p text:style-name="MP4"><text:bookmark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1:49:26.123702700</meta:creation-date>
    <dc:title>primestak_2024</dc:title>
    <dc:date>2024-07-18T19:39:50.300559920</dc:date>
    <meta:editing-duration>PT7M6S</meta:editing-duration>
    <meta:editing-cycles>8</meta:editing-cycles>
    <meta:generator>LibreOffice/7.6.7.2$Linux_X86_64 LibreOffice_project/60$Build-2</meta:generator>
    <meta:print-date>2024-07-18T19:39:46.385774096</meta:print-date>
    <meta:document-statistic meta:table-count="1" meta:image-count="1" meta:object-count="0" meta:page-count="1" meta:paragraph-count="9" meta:word-count="102" meta:character-count="682" meta:non-whitespace-character-count="564"/>
  </office:meta>
</office:document-meta>
</file>